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123f3" officeooo:paragraph-rsid="000123f3"/>
    </style:style>
    <style:style style:name="P2" style:family="paragraph" style:parent-style-name="Standard">
      <style:text-properties officeooo:rsid="000123f3" officeooo:paragraph-rsid="00029ea8"/>
    </style:style>
    <style:style style:name="P3" style:family="paragraph" style:parent-style-name="Standard">
      <style:text-properties officeooo:rsid="00029ea8" officeooo:paragraph-rsid="00029ea8"/>
    </style:style>
    <style:style style:name="P4" style:family="paragraph" style:parent-style-name="Standard">
      <style:text-properties officeooo:rsid="0003d458" officeooo:paragraph-rsid="0003d458"/>
    </style:style>
    <style:style style:name="P5" style:family="paragraph" style:parent-style-name="Standard">
      <style:text-properties officeooo:rsid="0005b6bd" officeooo:paragraph-rsid="0005b6bd"/>
    </style:style>
    <style:style style:name="T1" style:family="text">
      <style:text-properties officeooo:rsid="00029ea8"/>
    </style:style>
    <style:style style:name="T2" style:family="text">
      <style:text-properties officeooo:rsid="0003d458"/>
    </style:style>
    <style:style style:name="T3" style:family="text">
      <style:text-properties fo:language="zxx" fo:country="none" style:language-asian="zxx" style:country-asian="none" style:language-complex="zxx" style:country-complex="none"/>
    </style:style>
    <style:style style:name="T4" style:family="text">
      <style:text-properties fo:language="zxx" fo:country="none" officeooo:rsid="00029ea8" style:language-asian="zxx" style:country-asian="none" style:language-complex="zxx" style:country-complex="none"/>
    </style:style>
    <style:style style:name="T5" style:family="text">
      <style:text-properties fo:language="zxx" fo:country="none" officeooo:rsid="0003d458" style:language-asian="zxx" style:country-asian="none" style:language-complex="zxx" style:country-complex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Queremos gestionar una página de productos informáticos tales como ordenadores, procesadores, <text:span text:style-name="T3">RAM</text:span> y diferentes componentes.</text:p>
      <text:p text:style-name="P2">Tenemos diferentes tipos de productos: ordenadores de sobremesa, portátiles, cámaras y teléfonos móviles. Por otra parte se pueden <text:span text:style-name="T1">vender los componentes por separado.</text:span></text:p>
      <text:p text:style-name="P2"><text:span text:style-name="T1">Cada tipo de producto tiene sus propias características (pueden tener una unidad de medida), estas pueden ser, ej: un ordenador se caracteriza por la </text:span><text:span text:style-name="T4">RAM</text:span><text:span text:style-name="T1">, el disco duro, , el procesador, el tipo de tarjeta gráfica, la marca y la definición de la pantalla en caso de que sea un portátil.</text:span></text:p>
      <text:p text:style-name="P3">Queremos saber de los productos el <text:span text:style-name="T3">stock</text:span>, el precio, un id, el nombre (marca y modelo).</text:p>
      <text:p text:style-name="P3">Por otro lado, <text:span text:style-name="T2">de los compradores queremos saber el DNI, la dirección, el nombre, un teléfono de contacto y el </text:span><text:span text:style-name="T5">email</text:span><text:span text:style-name="T2">.</text:span></text:p>
      <text:p text:style-name="P4">Las ventas están compuestas por un cliente, un precio de producto, un precio total, una fecha y como mínimo un producto. También aparece la tarjeta.</text:p>
      <text:p text:style-name="P4">Un cliente puede pagar diferentes ventas con diferentes con diferentes tarjetas. </text:p>
      <text:p text:style-name="P4">Del pedido queremos saber el estado en el que se encuentra (preparado, en camino, cancelado, perdido o recibido), fecha entrega, fecha de salida, fecha estimada, el cliente que ha solicitado el pedido y la dirección donde quiere recibirlo.</text:p>
      <text:p text:style-name="P4">Los clientes pueden dejar un comentario sobre el producto que ha comprado y puede valorarlo.</text:p>
      <text:p text:style-name="P4">Puede que el producto esté de oferta o promoción, nos gustaría saber el porcentaje de la oferta, en caso de que tenga.</text:p>
      <text:p text:style-name="P4">También queremos guardar un historial de ventas.</text:p>
      <text:p text:style-name="P5">Debemos de tener alguna manera de saber cuando se ha incrementado o disminuido el stock (por ejemplo, si hemos pedido varios productos o se han roto varios productos)</text:p>
      <text:p text:style-name="P5"/>
      <text:p text:style-name="P5">Tenemos que reflejar cuando compramos al mayorista y cuando vendemo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5T17:34:13.452000000</meta:creation-date>
    <dc:date>2019-06-05T18:10:58.699000000</dc:date>
    <meta:editing-duration>PT5M53S</meta:editing-duration>
    <meta:editing-cycles>4</meta:editing-cycles>
    <meta:generator>LibreOffice/6.1.3.2$Windows_X86_64 LibreOffice_project/86daf60bf00efa86ad547e59e09d6bb77c699acb</meta:generator>
    <meta:document-statistic meta:table-count="0" meta:image-count="0" meta:object-count="0" meta:page-count="1" meta:paragraph-count="13" meta:word-count="282" meta:character-count="1741" meta:non-whitespace-character-count="1471"/>
  </office:meta>
</office:document-meta>
</file>